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break-before="page"/>
      <style:text-properties officeooo:rsid="000ea158" officeooo:paragraph-rsid="000ea158"/>
    </style:style>
    <style:style style:name="P2" style:family="paragraph" style:parent-style-name="Text_20_body">
      <style:text-properties officeooo:rsid="000ea158" officeooo:paragraph-rsid="000fde4c"/>
    </style:style>
    <style:style style:name="P3" style:family="paragraph" style:parent-style-name="Text_20_body">
      <style:text-properties fo:font-size="14pt" officeooo:rsid="000ea158" officeooo:paragraph-rsid="000ea158" style:font-size-asian="14pt" style:font-size-complex="14pt"/>
    </style:style>
    <style:style style:name="P4" style:family="paragraph" style:parent-style-name="Text_20_body">
      <style:text-properties fo:font-size="14pt" officeooo:rsid="000ea158" officeooo:paragraph-rsid="000fde4c" style:font-size-asian="14pt" style:font-size-complex="14pt"/>
    </style:style>
    <style:style style:name="P5" style:family="paragraph" style:parent-style-name="Title">
      <style:text-properties officeooo:rsid="000ea158" officeooo:paragraph-rsid="000ea158"/>
    </style:style>
    <style:style style:name="T1" style:family="text">
      <style:text-properties loext:padding="0in" loext:border="none"/>
    </style:style>
    <style:style style:name="T2" style:family="text">
      <style:text-properties fo:font-size="14pt" style:font-size-asian="14pt" style:font-size-complex="14pt"/>
    </style:style>
    <style:style style:name="T3" style:family="text">
      <style:text-properties fo:font-size="14pt" style:font-size-asian="14pt" style:font-size-complex="14pt" loext:padding="0in" loext:border="none"/>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ilver’s Snake Book</text:p>
      <text:p text:style-name="P1"/>
      <text:p text:style-name="P3"/>
      <text:p text:style-name="P4"><text:span text:style-name="T1">I am going to assume that you know the entry Python (Variables, Print, combining the two). We will be referring to W3Schools, they are a great beginner resource with basic code examples included. I feel that functions are the place to continue from here, and scope is the importance, as it can be confusing. <text:line-break/></text:span></text:p>
      <text:p text:style-name="P2"><text:span text:style-name="T3">SCOPE - </text:span><text:a xlink:type="simple" xlink:href="https://www.w3schools.com/python/python_scope.asp" office:target-frame-name="_blank" xlink:show="new" text:style-name="Internet_20_link" text:visited-style-name="Visited_20_Internet_20_Link"><text:span text:style-name="T3">https://www.w3schools.com/python/python_scope.asp</text:span></text:a><text:span text:style-name="T3"> </text:span></text:p>
      <text:p text:style-name="P2"><text:span text:style-name="T3">FUNCTIONS - </text:span><text:a xlink:type="simple" xlink:href="https://www.w3schools.com/python/python_functions.asp" office:target-frame-name="_blank" xlink:show="new" text:style-name="Internet_20_link" text:visited-style-name="Visited_20_Internet_20_Link"><text:span text:style-name="T3">https://www.w3schools.com/python/python_functions.asp</text:span></text:a><text:span text:style-name="T3"> </text:span></text:p>
      <text:p text:style-name="P2"><text:span text:style-name="T3">GLOBAL - </text:span><text:a xlink:type="simple" xlink:href="https://www.w3schools.com/python/python_variables_global.asp" office:target-frame-name="_blank" xlink:show="new" text:style-name="Internet_20_link" text:visited-style-name="Visited_20_Internet_20_Link"><text:span text:style-name="T3">https://www.w3schools.com/python/python_variables_global.asp</text:span></text:a><text:span text:style-name="T2"> <text:line-break/></text:span></text:p>
      <text:p text:style-name="P4"/>
      <text:p text:style-name="P4"><text:span text:style-name="T1">I feel that scope in Python is a bit poorly explained. You have your global scope, which can have its own variables (Ex. X = 2), and your functions as shown in the above links. Each function can have its own variables with the same names (Ex. X = 3). But, you can also pass variables into functions (as shown in the W3Schools article) as parameters or arguments. </text:span></text:p>
      <text:p text:style-name="P2"><text:span text:style-name="Strong_20_Emphasis"><text:span text:style-name="T3">Exercise 1: Using these resources provided, make a function, and pass an integer variable as a parameter. Try changing the value of the variable within the function, outside the function. Try printing this variable's value inside the function, outside of the function. Use the global keyword. What do you notice?</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15T22:37:37.313000000</meta:creation-date>
    <dc:date>2023-09-16T13:05:17.727000000</dc:date>
    <meta:editing-duration>PT14H27M40S</meta:editing-duration>
    <meta:editing-cycles>4</meta:editing-cycles>
    <meta:generator>LibreOffice/7.6.0.3$Windows_X86_64 LibreOffice_project/69edd8b8ebc41d00b4de3915dc82f8f0fc3b6265</meta:generator>
    <meta:document-statistic meta:table-count="0" meta:image-count="0" meta:object-count="0" meta:page-count="2" meta:paragraph-count="7" meta:word-count="184" meta:character-count="1198" meta:non-whitespace-character-count="1014"/>
  </office:meta>
</office:document-meta>
</file>